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503cm" fo:margin-left="-1.619cm" fo:margin-top="0cm" fo:margin-bottom="0cm" table:align="left" style:writing-mode="lr-tb"/>
    </style:style>
    <style:style style:name="Таблица1.A" style:family="table-column">
      <style:table-column-properties style:column-width="2.173cm"/>
    </style:style>
    <style:style style:name="Таблица1.B" style:family="table-column">
      <style:table-column-properties style:column-width="6.53cm"/>
    </style:style>
    <style:style style:name="Таблица1.C" style:family="table-column">
      <style:table-column-properties style:column-width="4.898cm"/>
    </style:style>
    <style:style style:name="Таблица1.D" style:family="table-column">
      <style:table-column-properties style:column-width="4.9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09cm" fo:padding-right="0.109cm" fo:padding-top="0.18cm" fo:padding-bottom="0.18cm" fo:border="0.018cm solid #00000a"/>
    </style:style>
    <style:style style:name="Таблица1.A3" style:family="table-cell">
      <style:table-cell-properties style:vertical-align="middle" fo:padding-left="0.109cm" fo:padding-right="0.109cm" fo:padding-top="0.18cm" fo:padding-bottom="0.18cm" fo:border="0.018cm solid #00000a"/>
    </style:style>
    <style:style style:name="Таблица1.9" style:family="table-row">
      <style:table-row-properties style:min-row-height="3.351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style:font-name="Times New Roman" fo:font-size="9pt" style:font-size-asian="9pt" style:font-name-complex="Calibri1" style:font-size-complex="9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9pt" style:font-size-asian="9pt" style:font-name-complex="Calibri1" style:font-size-complex="9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9pt" fo:language="en" fo:country="US" style:font-size-asian="9pt" style:font-name-complex="Calibri1" style:font-size-complex="9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953cm" style:auto-text-indent="false"/>
      <style:text-properties style:font-name="Times New Roman" fo:font-size="9pt" style:font-size-asian="9pt" style:font-name-complex="Calibri1" style:font-size-complex="9pt"/>
    </style:style>
    <style:style style:name="P5" style:family="paragraph" style:parent-style-name="Standard">
      <style:paragraph-properties fo:margin-left="0cm" fo:margin-right="1.499cm" fo:line-height="100%" fo:text-indent="0cm" style:auto-text-indent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left="0cm" fo:margin-right="1.499cm" fo:text-indent="0cm" style:auto-text-indent="false"/>
      <style:text-properties style:font-name="Times New Roman" fo:font-size="9pt" fo:language="en" fo:country="US" style:font-size-asian="9pt" style:font-name-complex="Arial1" style:font-size-complex="9pt"/>
    </style:style>
    <style:style style:name="P7" style:family="paragraph" style:parent-style-name="Standard">
      <style:paragraph-properties fo:margin-left="0cm" fo:margin-right="1.499cm" fo:line-height="100%" fo:text-indent="0cm" style:auto-text-indent="false"/>
      <style:text-properties style:font-name="Times New Roman" fo:font-size="9pt" fo:language="en" fo:country="US" style:font-size-asian="9pt" style:font-name-complex="Arial1" style:font-size-complex="9pt"/>
    </style:style>
    <style:style style:name="P8" style:family="paragraph" style:parent-style-name="Standard">
      <style:paragraph-properties fo:margin-left="0cm" fo:margin-right="1.499cm" fo:line-height="100%" fo:text-indent="0cm" style:auto-text-indent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cm" fo:margin-right="1.499cm" fo:line-height="100%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Standard">
      <style:paragraph-properties fo:margin-left="0.499cm" fo:margin-right="0cm" fo:margin-top="0cm" fo:margin-bottom="0cm" fo:line-height="100%" fo:text-indent="0cm" style:auto-text-indent="false"/>
      <style:text-properties style:font-name="Times New Roman" fo:font-size="9pt" style:font-size-asian="9pt" style:font-name-complex="Calibri1" style:font-size-complex="9pt"/>
    </style:style>
    <style:style style:name="P11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9pt" style:font-size-asian="9pt" style:font-name-complex="Calibri1" style:font-size-complex="9pt"/>
    </style:style>
    <style:style style:name="T1" style:family="text">
      <style:text-properties style:font-name-complex="Arial1"/>
    </style:style>
    <style:style style:name="T2" style:family="text">
      <style:text-properties fo:language="ru" fo:country="RU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Форма 3.8 Информация о наличии (отсутствии) технической возможности подключения к централизованной системе водоотведения, а также о регистрации и ходе реализации заявок о подключении к централизованной системе водоотведения <text:span text:style-name="T2">за</text:span><text:span text:style-name="T1"> период с 1.01.2020 г. по 31.03.2020 г.</text:span></text:h>
      <text:p text:style-name="P4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2">Параметры формы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2">N п/п</text:p>
          </table:table-cell>
          <table:table-cell table:style-name="Таблица1.A1" office:value-type="string">
            <text:p text:style-name="P2">Наименование параметра</text:p>
          </table:table-cell>
          <table:table-cell table:style-name="Таблица1.A1" office:value-type="string">
            <text:p text:style-name="P2">Единица измерения</text:p>
          </table:table-cell>
          <table:table-cell table:style-name="Таблица1.A1" office:value-type="string">
            <text:p text:style-name="P2">Информация</text:p>
          </table:table-cell>
        </table:table-row>
        <table:table-row table:style-name="Таблица1.1">
          <table:table-cell table:style-name="Таблица1.A3" office:value-type="string">
            <text:p text:style-name="P2">1</text:p>
          </table:table-cell>
          <table:table-cell table:style-name="Таблица1.A3" office:value-type="string">
            <text:p text:style-name="P1">Количество поданных заявок</text:p>
          </table:table-cell>
          <table:table-cell table:style-name="Таблица1.A3" office:value-type="string">
            <text:p text:style-name="P2">ед.</text:p>
          </table:table-cell>
          <table:table-cell table:style-name="Таблица1.A3" office:value-type="string">
            <text:p text:style-name="P2">0</text:p>
          </table:table-cell>
        </table:table-row>
        <table:table-row table:style-name="Таблица1.1">
          <table:table-cell table:style-name="Таблица1.A3" office:value-type="string">
            <text:p text:style-name="P2">2</text:p>
          </table:table-cell>
          <table:table-cell table:style-name="Таблица1.A3" office:value-type="string">
            <text:p text:style-name="P1">Количество исполненных заявок</text:p>
          </table:table-cell>
          <table:table-cell table:style-name="Таблица1.A3" office:value-type="string">
            <text:p text:style-name="P2">ед.</text:p>
          </table:table-cell>
          <table:table-cell table:style-name="Таблица1.A3" office:value-type="string">
            <text:p text:style-name="P2">0</text:p>
          </table:table-cell>
        </table:table-row>
        <table:table-row table:style-name="Таблица1.1">
          <table:table-cell table:style-name="Таблица1.A3" office:value-type="string">
            <text:p text:style-name="P2">3</text:p>
          </table:table-cell>
          <table:table-cell table:style-name="Таблица1.A3" office:value-type="string">
            <text:p text:style-name="P1">Количество заявок с решением об отказе в подключении</text:p>
          </table:table-cell>
          <table:table-cell table:style-name="Таблица1.A3" office:value-type="string">
            <text:p text:style-name="P2">ед.</text:p>
          </table:table-cell>
          <table:table-cell table:style-name="Таблица1.A3" office:value-type="string">
            <text:p text:style-name="P2">0</text:p>
          </table:table-cell>
        </table:table-row>
        <table:table-row table:style-name="Таблица1.1">
          <table:table-cell table:style-name="Таблица1.A3" table:number-rows-spanned="2" office:value-type="string">
            <text:p text:style-name="P2">4</text:p>
          </table:table-cell>
          <table:table-cell table:style-name="Таблица1.A3" table:number-rows-spanned="2" office:value-type="string">
            <text:p text:style-name="P1">Причины отказа в подключении</text:p>
          </table:table-cell>
          <table:table-cell table:style-name="Таблица1.A3" table:number-rows-spanned="2" office:value-type="string">
            <text:p text:style-name="P2">x</text:p>
          </table:table-cell>
          <table:table-cell table:style-name="Таблица1.A3" table:number-rows-spanned="2" office:value-type="string">
            <text:p text:style-name="P2">-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table:number-rows-spanned="2" office:value-type="string">
            <text:p text:style-name="P2">5</text:p>
          </table:table-cell>
          <table:table-cell table:style-name="Таблица1.A3" table:number-rows-spanned="2" office:value-type="string">
            <text:p text:style-name="P1">Резерв мощности централизованной системы водоотведения в течение квартала, в том числе:</text:p>
          </table:table-cell>
          <table:table-cell table:style-name="Таблица1.A3" table:number-rows-spanned="2" office:value-type="string">
            <text:p text:style-name="P2">тыс. куб. м/сутки</text:p>
          </table:table-cell>
          <table:table-cell table:style-name="Таблица1.A3" table:number-rows-spanned="2" office:value-type="string">
            <text:p text:style-name="P3">21</text:p>
          </table:table-cell>
        </table:table-row>
        <table:table-row table:style-name="Таблица1.9"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table:number-rows-spanned="2" office:value-type="string">
            <text:p text:style-name="P2">5.1</text:p>
          </table:table-cell>
          <table:table-cell table:style-name="Таблица1.A3" table:number-rows-spanned="2" office:value-type="string">
            <text:p text:style-name="P10">- централизованная система водоотведения</text:p>
          </table:table-cell>
          <table:table-cell table:style-name="Таблица1.A3" table:number-rows-spanned="2" office:value-type="string">
            <text:p text:style-name="P2">тыс. куб. м/сутки</text:p>
          </table:table-cell>
          <table:table-cell table:style-name="Таблица1.A3" table:number-rows-spanned="2" office:value-type="string">
            <text:p text:style-name="P3">21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9">Директор</text:p>
      <text:p text:style-name="P9">МУП «Балаково-Водоканал» <text:s text:c="59"/>Муравьев А.М.</text:p>
      <text:p text:style-name="P8"/>
      <text:p text:style-name="P8"/>
      <text:p text:style-name="P5">Исп. Губарьков М.В.</text:p>
      <text:p text:style-name="P7">Тел. 44-45-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Lucida Sans Unicode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орозова Елена</meta:initial-creator>
    <dc:creator>Александр Шкитенков</dc:creator>
    <meta:editing-cycles>8</meta:editing-cycles>
    <meta:creation-date>2018-10-17T10:11:00</meta:creation-date>
    <dc:date>2020-04-08T09:42:45.34</dc:date>
    <meta:editing-duration>PT52M33S</meta:editing-duration>
    <meta:generator>OpenOffice/4.1.5$Win32 OpenOffice.org_project/415m1$Build-9789</meta:generator>
    <meta:printed-by>Александр Шкитенков</meta:printed-by>
    <meta:print-date>2019-07-08T09:13:19.95</meta:print-date>
    <meta:document-statistic meta:table-count="1" meta:image-count="0" meta:object-count="0" meta:page-count="1" meta:paragraph-count="34" meta:word-count="109" meta:character-count="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